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6"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7"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8"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9" style:family="paragraph" style:parent-style-name="Standard">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cc707"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da4196" officeooo:paragraph-rsid="00da4196"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0de2b32"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0f31e19" officeooo:paragraph-rsid="00f31e19"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0f4cb76" officeooo:paragraph-rsid="00f4cb76"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properties style:font-name="Times New Roman" fo:font-size="11pt" fo:font-style="italic" style:text-underline-style="solid" style:text-underline-width="auto" style:text-underline-color="font-color" fo:font-weight="normal" officeooo:rsid="00b08fc2" officeooo:paragraph-rsid="00b08fc2"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b08fc2" officeooo:paragraph-rsid="00b08fc2"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522c0" officeooo:paragraph-rsid="00d522c0"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justify" style:justify-single-word="false" fo:break-before="page"/>
      <style:text-properties style:font-name="Times New Roman" fo:font-size="11pt" fo:font-style="italic" style:text-underline-style="none" fo:font-weight="normal" officeooo:rsid="00e2ece2" officeooo:paragraph-rsid="00e2ece2" style:font-size-asian="11pt" style:font-style-asian="italic" style:font-weight-asian="normal" style:font-size-complex="11pt" style:font-style-complex="italic" style:font-weight-complex="normal"/>
    </style:style>
    <style:style style:name="P37" style:family="paragraph" style:parent-style-name="Footer">
      <style:text-properties style:font-name="Times New Roman" fo:language="fr" fo:country="FR" officeooo:rsid="001adb96" officeooo:paragraph-rsid="00aae86f"/>
    </style:style>
    <style:style style:name="P38" style:family="paragraph" style:parent-style-name="Header">
      <style:text-properties style:font-name="Times New Roman" fo:language="fr" fo:country="FR" officeooo:rsid="001adb96" officeooo:paragraph-rsid="00aae86f"/>
    </style:style>
    <style:style style:name="T1" style:family="text">
      <style:text-properties fo:font-style="normal" style:font-style-asian="normal" style:font-style-complex="normal"/>
    </style:style>
    <style:style style:name="T2" style:family="text">
      <style:text-properties fo:font-style="normal" officeooo:rsid="00a64e4f" style:font-style-asian="normal" style:font-style-complex="normal"/>
    </style:style>
    <style:style style:name="T3" style:family="text">
      <style:text-properties fo:font-style="normal" officeooo:rsid="00ac716d" style:font-style-asian="normal" style:font-style-complex="normal"/>
    </style:style>
    <style:style style:name="T4" style:family="text">
      <style:text-properties fo:font-style="normal" officeooo:rsid="00af78e6" style:font-style-asian="normal" style:font-style-complex="normal"/>
    </style:style>
    <style:style style:name="T5" style:family="text">
      <style:text-properties fo:font-style="normal" officeooo:rsid="00b34232" style:font-style-asian="normal" style:font-style-complex="normal"/>
    </style:style>
    <style:style style:name="T6" style:family="text">
      <style:text-properties fo:font-style="normal" officeooo:rsid="00b517b5" style:font-style-asian="normal" style:font-style-complex="normal"/>
    </style:style>
    <style:style style:name="T7" style:family="text">
      <style:text-properties fo:font-style="normal" officeooo:rsid="00b6cc14" style:font-style-asian="normal" style:font-style-complex="normal"/>
    </style:style>
    <style:style style:name="T8" style:family="text">
      <style:text-properties fo:font-style="normal" officeooo:rsid="00b7e292" style:font-style-asian="normal" style:font-style-complex="normal"/>
    </style:style>
    <style:style style:name="T9" style:family="text">
      <style:text-properties fo:font-style="normal" officeooo:rsid="00b8c976" style:font-style-asian="normal" style:font-style-complex="normal"/>
    </style:style>
    <style:style style:name="T10" style:family="text">
      <style:text-properties fo:font-style="normal" officeooo:rsid="00ba73ce" style:font-style-asian="normal" style:font-style-complex="normal"/>
    </style:style>
    <style:style style:name="T11" style:family="text">
      <style:text-properties fo:font-style="normal" officeooo:rsid="00bcc707" style:font-style-asian="normal" style:font-style-complex="normal"/>
    </style:style>
    <style:style style:name="T12" style:family="text">
      <style:text-properties fo:font-style="normal" officeooo:rsid="00be9036" style:font-style-asian="normal" style:font-style-complex="normal"/>
    </style:style>
    <style:style style:name="T13" style:family="text">
      <style:text-properties fo:font-style="normal" officeooo:rsid="00bf8b77" style:font-style-asian="normal" style:font-style-complex="normal"/>
    </style:style>
    <style:style style:name="T14" style:family="text">
      <style:text-properties fo:font-style="normal" officeooo:rsid="00c0dbea" style:font-style-asian="normal" style:font-style-complex="normal"/>
    </style:style>
    <style:style style:name="T15" style:family="text">
      <style:text-properties fo:font-style="normal" officeooo:rsid="00c1c30b" style:font-style-asian="normal" style:font-style-complex="normal"/>
    </style:style>
    <style:style style:name="T16" style:family="text">
      <style:text-properties fo:font-style="normal" officeooo:rsid="00c3086a" style:font-style-asian="normal" style:font-style-complex="normal"/>
    </style:style>
    <style:style style:name="T17" style:family="text">
      <style:text-properties fo:font-style="normal" officeooo:rsid="00c46824" style:font-style-asian="normal" style:font-style-complex="normal"/>
    </style:style>
    <style:style style:name="T18" style:family="text">
      <style:text-properties fo:font-style="normal" officeooo:rsid="00c53888" style:font-style-asian="normal" style:font-style-complex="normal"/>
    </style:style>
    <style:style style:name="T19" style:family="text">
      <style:text-properties fo:font-style="normal" officeooo:rsid="00c78f8c" style:font-style-asian="normal" style:font-style-complex="normal"/>
    </style:style>
    <style:style style:name="T20" style:family="text">
      <style:text-properties fo:font-style="normal" officeooo:rsid="00cad188" style:font-style-asian="normal" style:font-style-complex="normal"/>
    </style:style>
    <style:style style:name="T21" style:family="text">
      <style:text-properties fo:font-style="normal" officeooo:rsid="00cb6e77" style:font-style-asian="normal" style:font-style-complex="normal"/>
    </style:style>
    <style:style style:name="T22" style:family="text">
      <style:text-properties fo:font-style="normal" officeooo:rsid="00cc9c87" style:font-style-asian="normal" style:font-style-complex="normal"/>
    </style:style>
    <style:style style:name="T23" style:family="text">
      <style:text-properties fo:font-style="normal" officeooo:rsid="00cd8a72" style:font-style-asian="normal" style:font-style-complex="normal"/>
    </style:style>
    <style:style style:name="T24" style:family="text">
      <style:text-properties fo:font-style="normal" officeooo:rsid="00ceb5cc" style:font-style-asian="normal" style:font-style-complex="normal"/>
    </style:style>
    <style:style style:name="T25" style:family="text">
      <style:text-properties fo:font-style="normal" officeooo:rsid="00cfe681" style:font-style-asian="normal" style:font-style-complex="normal"/>
    </style:style>
    <style:style style:name="T26" style:family="text">
      <style:text-properties fo:font-style="normal" officeooo:rsid="00d116cf" style:font-style-asian="normal" style:font-style-complex="normal"/>
    </style:style>
    <style:style style:name="T27" style:family="text">
      <style:text-properties fo:font-style="normal" officeooo:rsid="00d1de0e" style:font-style-asian="normal" style:font-style-complex="normal"/>
    </style:style>
    <style:style style:name="T28" style:family="text">
      <style:text-properties fo:font-style="normal" officeooo:rsid="00d3c3ea" style:font-style-asian="normal" style:font-style-complex="normal"/>
    </style:style>
    <style:style style:name="T29" style:family="text">
      <style:text-properties fo:font-style="normal" officeooo:rsid="00d676e5" style:font-style-asian="normal" style:font-style-complex="normal"/>
    </style:style>
    <style:style style:name="T30" style:family="text">
      <style:text-properties fo:font-style="normal" officeooo:rsid="00d6803c" style:font-style-asian="normal" style:font-style-complex="normal"/>
    </style:style>
    <style:style style:name="T31" style:family="text">
      <style:text-properties fo:font-style="normal" officeooo:rsid="00d732a9" style:font-style-asian="normal" style:font-style-complex="normal"/>
    </style:style>
    <style:style style:name="T32" style:family="text">
      <style:text-properties fo:font-style="normal" officeooo:rsid="00d77dca" style:font-style-asian="normal" style:font-style-complex="normal"/>
    </style:style>
    <style:style style:name="T33" style:family="text">
      <style:text-properties fo:font-style="normal" officeooo:rsid="00dbef1a" style:font-style-asian="normal" style:font-style-complex="normal"/>
    </style:style>
    <style:style style:name="T34" style:family="text">
      <style:text-properties fo:font-style="normal" officeooo:rsid="00dc5911" style:font-style-asian="normal" style:font-style-complex="normal"/>
    </style:style>
    <style:style style:name="T35" style:family="text">
      <style:text-properties fo:font-style="normal" officeooo:rsid="00dc9cd3" style:font-style-asian="normal" style:font-style-complex="normal"/>
    </style:style>
    <style:style style:name="T36" style:family="text">
      <style:text-properties fo:font-style="normal" officeooo:rsid="00dcd85c" style:font-style-asian="normal" style:font-style-complex="normal"/>
    </style:style>
    <style:style style:name="T37" style:family="text">
      <style:text-properties fo:font-style="normal" officeooo:rsid="00e07a70" style:font-style-asian="normal" style:font-style-complex="normal"/>
    </style:style>
    <style:style style:name="T38" style:family="text">
      <style:text-properties fo:font-style="normal" officeooo:rsid="00e26738" style:font-style-asian="normal" style:font-style-complex="normal"/>
    </style:style>
    <style:style style:name="T39" style:family="text">
      <style:text-properties fo:font-style="normal" officeooo:rsid="00e2ece2" style:font-style-asian="normal" style:font-style-complex="normal"/>
    </style:style>
    <style:style style:name="T40" style:family="text">
      <style:text-properties fo:font-style="normal" officeooo:rsid="00e4c30f" style:font-style-asian="normal" style:font-style-complex="normal"/>
    </style:style>
    <style:style style:name="T41" style:family="text">
      <style:text-properties fo:font-style="normal" officeooo:rsid="00e7c6a4" style:font-style-asian="normal" style:font-style-complex="normal"/>
    </style:style>
    <style:style style:name="T42" style:family="text">
      <style:text-properties fo:font-style="normal" officeooo:rsid="00e8953c" style:font-style-asian="normal" style:font-style-complex="normal"/>
    </style:style>
    <style:style style:name="T43" style:family="text">
      <style:text-properties fo:font-style="normal" officeooo:rsid="00ea0af0" style:font-style-asian="normal" style:font-style-complex="normal"/>
    </style:style>
    <style:style style:name="T44" style:family="text">
      <style:text-properties fo:font-style="normal" officeooo:rsid="00eb1783" style:font-style-asian="normal" style:font-style-complex="normal"/>
    </style:style>
    <style:style style:name="T45" style:family="text">
      <style:text-properties fo:font-style="normal" officeooo:rsid="00eb437f" style:font-style-asian="normal" style:font-style-complex="normal"/>
    </style:style>
    <style:style style:name="T46" style:family="text">
      <style:text-properties fo:font-style="normal" officeooo:rsid="00eb8151" style:font-style-asian="normal" style:font-style-complex="normal"/>
    </style:style>
    <style:style style:name="T47" style:family="text">
      <style:text-properties fo:font-style="normal" officeooo:rsid="00ec559d" style:font-style-asian="normal" style:font-style-complex="normal"/>
    </style:style>
    <style:style style:name="T48" style:family="text">
      <style:text-properties fo:font-style="normal" officeooo:rsid="00ee0c2e" style:font-style-asian="normal" style:font-style-complex="normal"/>
    </style:style>
    <style:style style:name="T49" style:family="text">
      <style:text-properties fo:font-style="normal" officeooo:rsid="00ee945c" style:font-style-asian="normal" style:font-style-complex="normal"/>
    </style:style>
    <style:style style:name="T50" style:family="text">
      <style:text-properties fo:font-style="normal" officeooo:rsid="00efda97" style:font-style-asian="normal" style:font-style-complex="normal"/>
    </style:style>
    <style:style style:name="T51" style:family="text">
      <style:text-properties fo:font-style="normal" officeooo:rsid="00f1423b" style:font-style-asian="normal" style:font-style-complex="normal"/>
    </style:style>
    <style:style style:name="T52" style:family="text">
      <style:text-properties fo:font-style="normal" officeooo:rsid="00f22c2f" style:font-style-asian="normal" style:font-style-complex="normal"/>
    </style:style>
    <style:style style:name="T53" style:family="text">
      <style:text-properties fo:font-style="normal" officeooo:rsid="00f67846" style:font-style-asian="normal" style:font-style-complex="normal"/>
    </style:style>
    <style:style style:name="T54" style:family="text">
      <style:text-properties fo:font-style="normal" officeooo:rsid="00f6e6a2" style:font-style-asian="normal" style:font-style-complex="normal"/>
    </style:style>
    <style:style style:name="T55" style:family="text">
      <style:text-properties fo:font-style="normal" officeooo:rsid="00f7b471" style:font-style-asian="normal" style:font-style-complex="normal"/>
    </style:style>
    <style:style style:name="T56" style:family="text">
      <style:text-properties fo:font-style="normal" officeooo:rsid="00f996e3" style:font-style-asian="normal" style:font-style-complex="normal"/>
    </style:style>
    <style:style style:name="T57" style:family="text">
      <style:text-properties fo:font-style="normal" officeooo:rsid="00f9972e" style:font-style-asian="normal" style:font-style-complex="normal"/>
    </style:style>
    <style:style style:name="T58" style:family="text">
      <style:text-properties fo:font-style="normal" officeooo:rsid="00fa4449" style:font-style-asian="normal" style:font-style-complex="normal"/>
    </style:style>
    <style:style style:name="T59" style:family="text">
      <style:text-properties fo:font-style="normal" officeooo:rsid="00fbbdce" style:font-style-asian="normal" style:font-style-complex="normal"/>
    </style:style>
    <style:style style:name="T60" style:family="text">
      <style:text-properties fo:font-style="normal" officeooo:rsid="00fc5db2" style:font-style-asian="normal" style:font-style-complex="normal"/>
    </style:style>
    <style:style style:name="T61" style:family="text">
      <style:text-properties fo:font-style="normal" officeooo:rsid="00fd4bf4" style:font-style-asian="normal" style:font-style-complex="normal"/>
    </style:style>
    <style:style style:name="T62" style:family="text">
      <style:text-properties fo:font-style="normal" officeooo:rsid="00ff43b5" style:font-style-asian="normal" style:font-style-complex="normal"/>
    </style:style>
    <style:style style:name="T63" style:family="text">
      <style:text-properties fo:font-style="normal" style:text-underline-style="none" officeooo:rsid="00bb76e5" style:font-style-asian="normal" style:font-style-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solid" style:text-underline-width="auto" style:text-underline-color="font-color" officeooo:rsid="00bb76e5" style:font-style-asian="normal" style:font-style-complex="normal"/>
    </style:style>
    <style:style style:name="T66" style:family="text">
      <style:text-properties fo:font-style="normal" style:text-underline-style="solid" style:text-underline-width="auto" style:text-underline-color="font-color" officeooo:rsid="00dc9cd3" style:font-style-asian="normal" style:font-style-complex="normal"/>
    </style:style>
    <style:style style:name="T67" style:family="text">
      <style:text-properties fo:font-style="normal" style:text-underline-style="solid" style:text-underline-width="auto" style:text-underline-color="font-color" officeooo:rsid="00e60488" style:font-style-asian="normal" style:font-style-complex="normal"/>
    </style:style>
    <style:style style:name="T68" style:family="text">
      <style:text-properties fo:font-style="normal" style:text-underline-style="solid" style:text-underline-width="auto" style:text-underline-color="font-color" officeooo:rsid="00e74bec" style:font-style-asian="normal" style:font-style-complex="normal"/>
    </style:style>
    <style:style style:name="T69" style:family="text">
      <style:text-properties officeooo:rsid="00aae86f"/>
    </style:style>
    <style:style style:name="T70" style:family="text">
      <style:text-properties style:text-position="super 58%" fo:font-style="normal" officeooo:rsid="00dc9cd3" style:font-style-asian="normal" style:font-style-complex="normal"/>
    </style:style>
    <style:style style:name="T71"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9">Histoire Des </text:span>Relations Internationales</text:p>
      <text:p text:style-name="P1"/>
      <text:p text:style-name="P3"/>
      <text:p text:style-name="P4"/>
      <text:p text:style-name="P5"><text:span text:style-name="T2">O</text:span><text:span text:style-name="T1">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3">Tout le système international actuel est donc issu de cette période. </text:span></text:p>
      <text:p text:style-name="P5"><text:span text:style-name="T3"/></text:p>
      <text:p text:style-name="P6"><text:span text:style-name="T3">O</text:span><text:span text:style-name="T1">n partira de l’émergence des deux blocs, afin de comprendre :</text:span></text:p>
      <text:list xml:id="list1005068469" text:style-name="L1">
        <text:list-item>
          <text:p text:style-name="P7"><text:span text:style-name="T1">Comment les blocs vont vivre ensemble</text:span></text:p>
        </text:list-item>
        <text:list-item>
          <text:p text:style-name="P8"><text:span text:style-name="T1">Comment la détente va devenir une nouvelle tension</text:span></text:p>
        </text:list-item>
        <text:list-item>
          <text:p text:style-name="P8"><text:span text:style-name="T1">Comment </text:span><text:span text:style-name="T4">ces tensions vont amener à la fin du monde bipolaire</text:span></text:p>
        </text:list-item>
      </text:list>
      <text:p text:style-name="P9"><text:span text:style-name="T4"/></text:p>
      <text:p text:style-name="P9"><text:span text:style-name="T4"/></text:p>
      <text:p text:style-name="P32"><text:span text:style-name="T4">I. </text:span><text:span text:style-name="T1">Où en est le monde en 1945 ?</text:span></text:p>
      <text:p text:style-name="P32"><text:span text:style-name="T1"/></text:p>
      <text:p text:style-name="P33"><text:span text:style-name="T1"/></text:p>
      <text:p text:style-name="P10"><text:span text:style-name="T1">La guerre est finit mais pas tout à fait, </text:span><text:span text:style-name="T5">l’armistice est signé mais il faut </text:span><text:span text:style-name="T6">maintenant gérer</text:span><text:span text:style-name="T5"> l’après guerre. </text:span><text:span text:style-name="T7">Pour cela on va passer par la voie diplomatique et juridique. </text:span><text:span text:style-name="T8">Il faut aussi reconstruire l’Europe aussi bien matériellement que psychologiquement, socialement et culturellement.</text:span></text:p>
      <text:p text:style-name="P11"><text:span text:style-name="T9">Il y a aussi une nécessité d’organiser l’après guerre </text:span><text:span text:style-name="T10">via les traités de paix, remettre en place les frontières, gérer les flux migratoires, reconnaître les responsabilités pénales et civiles via des réparations.</text:span></text:p>
      <text:p text:style-name="P11"><text:span text:style-name="T10"/></text:p>
      <text:p text:style-name="P12"><text:span text:style-name="T65">Contexte géopolitique :</text:span></text:p>
      <text:p text:style-name="P12"><text:span text:style-name="T63"/></text:p>
      <text:p text:style-name="P13"><text:span text:style-name="T11">Le monde est secoué, beaucoup de pays sont entrés en guerre </text:span><text:span text:style-name="T12">et seul l’Amérique du Nord et du Sud sont indemnes. </text:span><text:span text:style-name="T13">La guerre a été extrêmement traumatisante pour les peuples pour les peuples européens, et la fin de la guerre s’accompagne aussi de la fin du négationnisme, ce qui va entraîner une grande violence psychologique. <text:line-break/></text:span><text:span text:style-name="T14">De nombreux morts civils sont aussi à déplorer dans les deux camps suite aux attaques sur les villes, </text:span><text:span text:style-name="T15">qui ont infligé beaucoup de dégâts matériels et entraîne un besoin de reconstruction. </text:span></text:p>
      <text:p text:style-name="P14"><text:span text:style-name="T16">C’est pour l’Europe le réveil d’un long cauchemar, </text:span><text:span text:style-name="T17">un état psychologico-social particulier</text:span><text:span text:style-name="T13">, </text:span><text:span text:style-name="T17">qui permet de mettre en place des changements internationaux pour éviter de nouvelles guerres, du moins européennes.<text:line-break/></text:span></text:p>
      <text:p text:style-name="P14"><text:span text:style-name="T18">L’apparition de nouvelles technologies comme la bombe nucléaire et les progrès dans les armes chimiques ayant comme but unique de tuer en masse, ont des conséquences chaotiques sur la population. </text:span></text:p>
      <text:p text:style-name="P15"><text:span text:style-name="T18">F</text:span><text:span text:style-name="T1">ace à ces avancées technologiques </text:span><text:span text:style-name="T19">va donc se dresser une volonté de reconstruction et de paix durable dans le temps.</text:span></text:p>
      <text:p text:style-name="P15"><text:span text:style-name="T19"/></text:p>
      <text:p text:style-name="P16"><text:span text:style-name="T19">L</text:span><text:span text:style-name="T1">e système international est en ébullition, les bouleversements de la seconde guerre mondiale ont été bien trop important pour revenir à la situation internationale précédente</text:span></text:p>
      <text:p text:style-name="P17"><text:span text:style-name="T1">Au départ les hommes politiques souhaite une reconstruction du </text:span><text:span text:style-name="T20">système international d’antan, mais les USA vont changer d’approche suite aux actes soviétiques en Europe de l’Est. </text:span></text:p>
      <text:p text:style-name="P18"><text:span text:style-name="T20">O</text:span><text:span text:style-name="T1">n pense tout d’abord à une mise en place d’une nouvelle SDN efficace reposant sur le même système qu’auparavant. Les deux empires coloniaux eux espèrent avant tout garder leurs possessions en Afrique et en Asie afin de rester des superpuissances.</text:span></text:p>
      <text:p text:style-name="P18"><text:span text:style-name="T1"/></text:p>
      <text:p text:style-name="P18"><text:soft-page-break/><text:span text:style-name="T1">Mais rien de tout ça ne va se produire, et une monde totalement différent va se mettre en plac</text:span><text:span text:style-name="T21">e. La France et la Grande Bretagne </text:span><text:span text:style-name="T22">vont êtres </text:span><text:span text:style-name="T21">dépassé par les écarts entre </text:span><text:span text:style-name="T23">les </text:span><text:span text:style-name="T21">nouvelles superpuissances </text:span><text:span text:style-name="T23">et eux, vont devoir céder face à la </text:span><text:span text:style-name="T24">mise en place d’une géopolitique totalement nouvelle</text:span></text:p>
      <text:p text:style-name="P19"><text:span text:style-name="T24">L’</text:span><text:span text:style-name="T1">Europe totalement détruite a du mal a se remettre de la guerre en comparaison des grands vainqueurs. Staline a aussi d’autres plans pour l’Europe et compte profiter de la présence de l’armée rouge sur </text:span><text:span text:style-name="T25">les territoires libérés. <text:line-break/></text:span><text:span text:style-name="T26">Une opposition idéologique va donc se mettre en place avec les USA, qui vont finalement décidé de s’impliquer dans les affaires mondiales. </text:span></text:p>
      <text:p text:style-name="P20"><text:span text:style-name="T26">L’</text:span><text:span text:style-name="T1">URSS et les USA vont donc prendre les affaires mondiales en main, et la France et la Grande Bretagne pesant beaucoup moins que ces deux géants vont perdre de l’</text:span><text:span text:style-name="T27">emprise sur le monde.</text:span></text:p>
      <text:p text:style-name="P21"><text:span text:style-name="T27">L</text:span><text:span text:style-name="T1">a question de la France comme vainqueur se pose même à l’époque, et finit seulement par être considérée vainqueur grâce à la résistance de De Gaulle et le soutien de Churchill, </text:span><text:span text:style-name="T28">qui insiste pour que la France reste du côté des vainqueurs. </text:span></text:p>
      <text:p text:style-name="P22"><text:span text:style-name="T28">S</text:span><text:span text:style-name="T1">uite à la seconde guerre mondiale et aux manœuvres de Staline en Europe de l’Est, le grand allié soviétique passe à grand ennemi. </text:span></text:p>
      <text:p text:style-name="P22"><text:span text:style-name="T1"/></text:p>
      <text:p text:style-name="P22"><text:span text:style-name="T1"/></text:p>
      <text:p text:style-name="P34"><text:span text:style-name="T1">II. Émergence et réalité d’un monde bipolaire</text:span></text:p>
      <text:p text:style-name="P34"><text:span text:style-name="T1"/></text:p>
      <text:p text:style-name="P34"><text:span text:style-name="T1"/></text:p>
      <text:p text:style-name="P23"><text:span text:style-name="T1">De 1945 à <text:s/>1947 ont lieu de grandes conférences de paix ayant pour but de trouver et maintenir la paix. Ces grandes conférences diplomatiques vont donner les traités de paix. </text:span><text:span text:style-name="T29">Les alliés envisagent avant la fin de la guerre l’après guerre, son organisation et ses conséquences. </text:span><text:span text:style-name="T30">On veut en 1945 assurer la paix via un système de paix pérenne, qui se fera via la création de l’ONU et des institutions solides pour assurer la paix internationale. <text:line-break/><text:line-break/></text:span><text:span text:style-name="T31">L’ONU est crée suite à la conférence de San Francisco de 1945, </text:span><text:span text:style-name="T32">mais il y a tout d’abord un grand cheminement. </text:span></text:p>
      <text:p text:style-name="P23"><text:span text:style-name="T32"/></text:p>
      <text:p text:style-name="P35"><text:span text:style-name="T32"/></text:p>
      <text:p text:style-name="P35"><text:span text:style-name="T32">a. </text:span><text:span text:style-name="T1">Processus de création de l’ONU</text:span></text:p>
      <text:p text:style-name="P35"><text:span text:style-name="T1"/></text:p>
      <text:p text:style-name="P35"><text:span text:style-name="T1"/></text:p>
      <text:p text:style-name="P24"><text:span text:style-name="T1">L’ONU s’inscrit dans le découlement de la pensée Wilsonienne, une pensée solidariste qui prendre forme via la SDN, organisation qui sera un échec car n’arrivant jamais à une entente.</text:span></text:p>
      <text:p text:style-name="P25"><text:span text:style-name="T1">Dès le début de la 2ème guerre mondiale, les alliés vont imaginer la création d’une nouvelle OI de paix, on en voit apparaître une esquisse dans la Charte de l’Atlantique de 1941, </text:span><text:span text:style-name="T33">cosignée par l’Amérique et la Grande Bretagne, </text:span><text:span text:style-name="T34">qui met en place une institutionnalisation d’un système de sécurité générale sur des bases larges. Ce texte n’a pas de portée juridique contraignante, mais fait germer l’idée de l’ONU. <text:line-break/><text:line-break/></text:span><text:span text:style-name="T35">Le 1</text:span><text:span text:style-name="T70">er</text:span><text:span text:style-name="T35"> janvier 1942, les pays en guerre contre l’Allemagne vont se réunir à Washington et signer la </text:span><text:span text:style-name="T66">Déclaration des Nations Unies</text:span><text:span text:style-name="T35">. </text:span><text:span text:style-name="T36">Par cette déclaration les États s’engagent à mettre sur place un système de sécurité à travers le monde</text:span></text:p>
      <text:p text:style-name="P25"><text:span text:style-name="T36"/></text:p>
      <text:p text:style-name="P26"><text:span text:style-name="T36">E</text:span><text:span text:style-name="T1">n 1943 a lieu la conférence de Moscou, l’URSS, les USA, la Chine, la Grande Bretagne (et donc la France), souhaitent mettre en place une organisation de gestion de la paix internationale. </text:span><text:span text:style-name="T37">Cette conférence sera importante car c’est ici qu’on parle du principe de base d’égalité souveraine des États. </text:span><text:span text:style-name="T38"><text:line-break/></text:span><text:span text:style-name="T39">O</text:span><text:span text:style-name="T38">n mettra </text:span><text:span text:style-name="T39">aussi</text:span><text:span text:style-name="T38"> en place un groupe d’étude, ayant comme objectif la mise en place d’une future organisation de paix. </text:span></text:p>
      <text:p text:style-name="P36"><text:span text:style-name="T38">E</text:span><text:span text:style-name="T1">n 1944, Roosevelt met à son tour en place la </text:span><text:span text:style-name="T64">Conférence de Dumb</text:span><text:span text:style-name="T68">a</text:span><text:span text:style-name="T64">rton </text:span><text:span text:style-name="T67">Oaks</text:span><text:span text:style-name="T1">, une ville sur la côte est des USA, qui vise à mettre en place des accords et structures juridiques internationales </text:span><text:span text:style-name="T40">via deux conférences, une en septembre 1944 et l’autre en Octobre.</text:span></text:p>
      <text:p text:style-name="P27"><text:span text:style-name="T40">L’</text:span><text:span text:style-name="T1">URSS reste très investi dans ces conférences.</text:span></text:p>
      <text:p text:style-name="P27"><text:span text:style-name="T1">Les États vont se mettre d’accord sur un grand nombre de points, le conseil de sécurité, la cour de justice, </text:span><text:span text:style-name="T41">l’assemblée, générale</text:span><text:span text:style-name="T1">…., </text:span><text:span text:style-name="T41">et une première ébauche de la Charte des Nations Unies va être faite.<text:tab/></text:span><text:span text:style-name="T1"><text:line-break/>Tous les pays en guerre contre l’Allemagne </text:span><text:span text:style-name="T42">y participe. </text:span></text:p>
      <text:p text:style-name="P27"><text:span text:style-name="T42"/></text:p>
      <text:p text:style-name="P27"><text:span text:style-name="T42"/></text:p>
      <text:p text:style-name="P28"><text:span text:style-name="T42">E</text:span><text:span text:style-name="T1">n 1945 </text:span><text:span text:style-name="T43">a lieu la conférence de Yalta, on refuse à l’URSS les quinze voix à Staline, mais il en obtiendra tout de même trois, une pour la Russie </text:span><text:span text:style-name="T44">« blanche »</text:span><text:span text:style-name="T43">, une pour l’Ukraine et une pour l’URSS. <text:line-break/></text:span><text:span text:style-name="T45">On convient aussi que le droit de véto ne fonctionne pas pour les </text:span><text:span text:style-name="T46">changement structurel à l’ONU. <text:line-break/><text:line-break/></text:span><text:span text:style-name="T47">2</text:span><text:span text:style-name="T49">5</text:span><text:span text:style-name="T47"> avril </text:span><text:span text:style-name="T49">au 26 juin</text:span><text:span text:style-name="T47"> 1945, </text:span><text:span text:style-name="T48">conférence de San Francisco. Création de l’ONU </text:span><text:span text:style-name="T49">le</text:span><text:span text:style-name="T48"> 26 juin 1945 avec la charte de l’ONU. </text:span><text:span text:style-name="T50">Cette conférence reprend l’intégralité des éléments retenus lors des conférence de Dumbarton Oaks et Yalta. <text:line-break/></text:span><text:span text:style-name="T51">Les États pensent que cette organisation va bien fonctionner, avec le Conseil de Sécurité comme un directoire. <text:line-break/></text:span></text:p>
      <text:p text:style-name="P28"><text:span text:style-name="T51">La Charte est fondée sur de grands principes : maintiens de la paix, pas d’usage de la violence, négociation entre les pays, droits des peuples, préserver la personne humaine. </text:span><text:span text:style-name="T52">Au commencement seulement une vingtaine de pays signent la charte, puis d’autres pays nécessairement en paix la rejoignent. </text:span></text:p>
      <text:p text:style-name="P29"><text:span text:style-name="T1"/></text:p>
      <text:p text:style-name="P29"><text:span text:style-name="T1">L’assemblée générale hors l’admission de nouveaux membres a uniquement un rôle consultatif, elle émet des recommandations, nomme le secrétaire général des Nations Unies sous proposition du conseil de sécurité.</text:span></text:p>
      <text:p text:style-name="P30"><text:span text:style-name="T1">Le premier secrétaire est norvégien, c’est un secrétaire général de compromis, ce qui a marqué l’histoire, </text:span><text:span text:style-name="T53">le secrétaire restera donc un représentant neutre </text:span><text:span text:style-name="T54">d’un petit pays, en alternance avec les continents avec les autres grandes organisations, UNESCO, …, sauf le FMI ou la banque mondiale par exemple. </text:span></text:p>
      <text:p text:style-name="P30"><text:span text:style-name="T54"/></text:p>
      <text:p text:style-name="P31"><text:span text:style-name="T54">L</text:span><text:span text:style-name="T1">e Conseil de sécurité reste l’organe essentiel de l’ONU, il a un rôle exécutif, </text:span><text:span text:style-name="T55">et est composé de quinze membres en comptant les cinq </text:span><text:span text:style-name="T57">permanents. </text:span><text:span text:style-name="T58">Mais c’est aussi un organe qui empêche l’action, il a dès le début </text:span><text:span text:style-name="T59">été assez inefficace à cause du droit de </text:span><text:span text:style-name="T60">veto. Il favorise néanmoins le règlement pacifique des différents et la prise de mesure </text:span><text:span text:style-name="T61">coercitive</text:span><text:span text:style-name="T60">, </text:span><text:span text:style-name="T61">avec des moyens d’action économique et militaire, </text:span><text:span text:style-name="T62">via notamment les casques bleus. <text:line-break/></text:span><text:span text:style-name="T60"> </text:span><text:span text:style-name="T59"><text:s text:c="2"/></text:span><text:span text:style-name="T5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4.2$Linux_X86_64 LibreOffice_project/10$Build-2</meta:generator>
    <dc:date>2019-02-07T19:39:17.597387116</dc:date>
    <meta:editing-duration>PT5H46M51S</meta:editing-duration>
    <meta:editing-cycles>246</meta:editing-cycles>
    <meta:document-statistic meta:table-count="0" meta:image-count="0" meta:object-count="0" meta:page-count="3" meta:paragraph-count="38" meta:word-count="1371" meta:character-count="8378" meta:non-whitespace-character-count="7010"/>
  </office:meta>
</office:document-meta>
</file>